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venirNext1" svg:font-family="AvenirNext"/>
    <style:font-face style:name="AvenirNextMedium1" svg:font-family="AvenirNextMedium"/>
    <style:font-face style:name="Roboto1" svg:font-family="Roboto"/>
    <style:font-face style:name="Robotoular" svg:font-family="Robotoular"/>
    <style:font-face style:name="AvenirNext" svg:font-family="AvenirNext" style:font-pitch="variable"/>
    <style:font-face style:name="AvenirNextMedium" svg:font-family="AvenirNextMedium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Robotoular1" svg:font-family="Roboto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svg:stroke-linecap="square" draw:fill="none" fo:padding-top="0.017cm" fo:padding-bottom="0.017cm" fo:padding-left="0.017cm" fo:padding-right="0.017cm"/>
    </style:style>
    <style:style style:name="gr2" style:family="graphic" style:parent-style-name="standard">
      <style:graphic-properties draw:stroke="none" draw:fill="solid" draw:fill-color="#969a98"/>
    </style:style>
    <style:style style:name="gr3" style:family="graphic" style:parent-style-name="standard">
      <style:graphic-properties draw:stroke="none" draw:fill="solid" draw:fill-color="#ff6251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2a6d4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solid" draw:fill-color="#757684"/>
    </style:style>
    <style:style style:name="gr11" style:family="graphic" style:parent-style-name="standard">
      <style:graphic-properties draw:stroke="none" draw:fill="solid" draw:fill-color="#65bb45"/>
    </style:style>
    <style:style style:name="gr12" style:family="graphic" style:parent-style-name="standard">
      <style:graphic-properties draw:stroke="solid" svg:stroke-width="0.07cm" svg:stroke-color="#ff6251" draw:stroke-linejoin="miter" svg:stroke-linecap="square" draw:fill="none" fo:padding-top="0.035cm" fo:padding-bottom="0.035cm" fo:padding-left="0.035cm" fo:padding-right="0.035cm"/>
    </style:style>
    <style:style style:name="gr13" style:family="graphic" style:parent-style-name="standard">
      <style:graphic-properties draw:stroke="solid" svg:stroke-width="0.07cm" svg:stroke-color="#02a6d4" draw:stroke-linejoin="miter" svg:stroke-linecap="square" draw:fill="none" fo:padding-top="0.035cm" fo:padding-bottom="0.035cm" fo:padding-left="0.035cm" fo:padding-right="0.035cm"/>
    </style:style>
    <style:style style:name="gr14" style:family="graphic" style:parent-style-name="standard">
      <style:graphic-properties draw:stroke="none" svg:stroke-color="#000000" draw:fill="none" draw:fill-color="#ffffff" fo:min-height="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4.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7.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5.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87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2.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2.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2.3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969a98"/>
    </style:style>
    <style:style style:name="P3" style:family="paragraph">
      <loext:graphic-properties draw:fill="solid" draw:fill-color="#ff6251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36pt" style:font-size-asian="36pt" style:font-size-complex="36pt"/>
    </style:style>
    <style:style style:name="P6" style:family="paragraph">
      <loext:graphic-properties draw:fill="none"/>
      <style:text-properties fo:font-size="24pt" style:font-size-asian="24pt" style:font-size-complex="24pt"/>
    </style:style>
    <style:style style:name="P7" style:family="paragraph">
      <loext:graphic-properties draw:fill="solid" draw:fill-color="#02a6d4"/>
    </style:style>
    <style:style style:name="P8" style:family="paragraph">
      <loext:graphic-properties draw:fill="none"/>
      <style:text-properties fo:font-size="18pt" style:font-size-asian="18pt" style:font-size-complex="18pt"/>
    </style:style>
    <style:style style:name="P9" style:family="paragraph">
      <loext:graphic-properties draw:fill="none"/>
      <style:text-properties fo:font-size="14pt" style:font-size-asian="14pt" style:font-size-complex="14pt"/>
    </style:style>
    <style:style style:name="P10" style:family="paragraph">
      <loext:graphic-properties draw:fill="none"/>
      <style:text-properties fo:font-size="20pt" style:font-size-asian="20pt" style:font-size-complex="20pt"/>
    </style:style>
    <style:style style:name="P11" style:family="paragraph">
      <loext:graphic-properties draw:fill="solid" draw:fill-color="#757684"/>
    </style:style>
    <style:style style:name="P12" style:family="paragraph">
      <loext:graphic-properties draw:fill="solid" draw:fill-color="#65bb45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/>
    </style:style>
    <style:style style:name="P17" style:family="paragraph">
      <loext:graphic-properties draw:fill="none" draw:fill-color="#ffffff"/>
      <style:text-properties style:text-underline-style="none"/>
    </style:style>
    <style:style style:name="T1" style:family="text">
      <style:text-properties fo:color="#a7aaa8" style:font-name="Roboto1" fo:font-size="36pt" fo:font-weight="bold" style:font-size-asian="36pt" style:font-name-complex="Roboto1" style:font-size-complex="36pt" style:font-weight-complex="bold"/>
    </style:style>
    <style:style style:name="T2" style:family="text">
      <style:text-properties fo:color="#ff7a63" style:font-name="Roboto1" fo:font-size="24pt" fo:font-weight="bold" style:font-size-asian="24pt" style:font-name-complex="Roboto1" style:font-size-complex="24pt" style:font-weight-complex="bold"/>
    </style:style>
    <style:style style:name="T3" style:family="text">
      <style:text-properties fo:color="#00b5dc" style:font-name="Roboto1" fo:font-size="24pt" fo:font-weight="bold" style:font-size-asian="24pt" style:font-name-complex="Roboto1" style:font-size-complex="24pt" style:font-weight-complex="bold"/>
    </style:style>
    <style:style style:name="T4" style:family="text">
      <style:text-properties fo:color="#6e6e6e" style:font-name="Robotoular" fo:font-size="18pt" style:font-size-asian="18pt" style:font-name-complex="Robotoular" style:font-size-complex="18pt"/>
    </style:style>
    <style:style style:name="T5" style:family="text">
      <style:text-properties fo:color="#6e6e6e" style:font-name="Robotoular" fo:font-size="14pt" style:font-size-asian="14pt" style:font-name-complex="Robotoular" style:font-size-complex="14pt"/>
    </style:style>
    <style:style style:name="T6" style:family="text">
      <style:text-properties fo:color="#6e6e6e" style:font-name="Robotoular" fo:font-size="24pt" style:font-size-asian="24pt" style:font-name-complex="Robotoular" style:font-size-complex="24pt"/>
    </style:style>
    <style:style style:name="T7" style:family="text">
      <style:text-properties fo:color="#ffffff" style:font-name="Roboto1" fo:font-size="20pt" fo:font-weight="bold" style:font-size-asian="20pt" style:font-name-complex="Roboto1" style:font-size-complex="20pt" style:font-weight-complex="bold"/>
    </style:style>
    <style:style style:name="T8" style:family="text">
      <style:text-properties fo:color="#6e6e6e" style:font-name="Roboto1" fo:font-size="24pt" fo:font-weight="bold" style:font-size-asian="24pt" style:font-name-complex="Roboto1" style:font-size-complex="24pt" style:font-weight-complex="bold"/>
    </style:style>
    <style:style style:name="T9" style:family="text">
      <style:text-properties fo:color="#000000" style:font-name="AvenirNextMedium1" fo:font-size="36pt" style:font-size-asian="36pt" style:font-name-complex="AvenirNextMedium1" style:font-size-complex="36pt"/>
    </style:style>
    <style:style style:name="T10" style:family="text">
      <style:text-properties fo:color="#000000" style:font-name="AvenirNext1" fo:font-size="36pt" fo:font-weight="bold" style:font-size-asian="36pt" style:font-name-complex="AvenirNext1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21.889cm" svg:y1="3.563cm" svg:x2="21.889cm" svg:y2="20.39cm">
          <text:p/>
        </draw:line>
        <draw:line draw:style-name="gr1" draw:text-style-name="P1" draw:layer="layout" svg:x1="34.237cm" svg:y1="3.563cm" svg:x2="34.237cm" svg:y2="20.39cm">
          <text:p/>
        </draw:line>
        <draw:line draw:style-name="gr1" draw:text-style-name="P1" draw:layer="layout" svg:x1="2.822cm" svg:y1="20.425cm" svg:x2="53.622cm" svg:y2="20.425cm">
          <text:p/>
        </draw:line>
        <draw:polygon draw:style-name="gr2" draw:text-style-name="P2" draw:layer="layout" svg:width="1.623cm" svg:height="1.441cm" svg:x="24.277cm" svg:y="4.215cm" svg:viewBox="0 0 1624 1442" draw:points="0,1442 1624,1442 1624,0 0,0">
          <text:p/>
        </draw:polygon>
        <draw:polygon draw:style-name="gr3" draw:text-style-name="P3" draw:layer="layout" svg:width="1.078cm" svg:height="1.078cm" svg:x="8.786cm" svg:y="4.336cm" svg:viewBox="0 0 1079 1079" draw:points="0,1079 1079,1079 1079,0 0,0">
          <text:p/>
        </draw:polygon>
        <draw:frame draw:style-name="gr4" draw:text-style-name="P5" draw:layer="layout" svg:width="6.885cm" svg:height="1.479cm" svg:x="26.199cm" svg:y="4.177cm">
          <draw:text-box>
            <text:p text:style-name="P4"><text:span text:style-name="T1">Propós</text:span><text:span text:style-name="T1">ito</text:span></text:p>
          </draw:text-box>
        </draw:frame>
        <draw:polygon draw:style-name="gr3" draw:text-style-name="P3" draw:layer="layout" svg:width="0.811cm" svg:height="1.205cm" svg:x="12.953cm" svg:y="21.242cm" svg:viewBox="0 0 812 1206" draw:points="0,1206 812,1206 812,0 0,0">
          <text:p/>
        </draw:polygon>
        <draw:frame draw:style-name="gr5" draw:text-style-name="P6" draw:layer="layout" svg:width="6.022cm" svg:height="0.987cm" svg:x="10.136cm" svg:y="4.365cm">
          <draw:text-box>
            <text:p text:style-name="P4"><text:span text:style-name="T2">Necesida</text:span><text:span text:style-name="T2">des</text:span></text:p>
          </draw:text-box>
        </draw:frame>
        <draw:polygon draw:style-name="gr6" draw:text-style-name="P7" draw:layer="layout" svg:width="1.32cm" svg:height="1.078cm" svg:x="38.918cm" svg:y="21.191cm" svg:viewBox="0 0 1321 1079" draw:points="0,1079 1321,1079 1321,0 0,0">
          <text:p/>
        </draw:polygon>
        <draw:frame draw:style-name="gr5" draw:text-style-name="P6" draw:layer="layout" svg:width="4.218cm" svg:height="0.987cm" svg:x="14.098cm" svg:y="21.285cm">
          <draw:text-box>
            <text:p text:style-name="P4"><text:span text:style-name="T2">A</text:span><text:span text:style-name="T2">c</text:span><text:span text:style-name="T2">c</text:span><text:span text:style-name="T2">i</text:span><text:span text:style-name="T2">o</text:span><text:span text:style-name="T2">n</text:span><text:span text:style-name="T2">e</text:span><text:span text:style-name="T2">s</text:span></text:p>
          </draw:text-box>
        </draw:frame>
        <draw:frame draw:style-name="gr5" draw:text-style-name="P6" draw:layer="layout" svg:width="4.117cm" svg:height="0.987cm" svg:x="40.49cm" svg:y="21.284cm">
          <draw:text-box>
            <text:p text:style-name="P4"><text:span text:style-name="T3">Métricas</text:span></text:p>
          </draw:text-box>
        </draw:frame>
        <draw:frame draw:style-name="gr7" draw:text-style-name="P8" draw:layer="layout" svg:width="2.432cm" svg:height="0.738cm" svg:x="4.077cm" svg:y="7.142cm">
          <draw:text-box>
            <text:p text:style-name="P4"><text:span text:style-name="T4">Dolores</text:span></text:p>
          </draw:text-box>
        </draw:frame>
        <draw:frame draw:style-name="gr8" draw:text-style-name="P9" draw:layer="layout" svg:width="9.938cm" svg:height="0.581cm" svg:x="8.105cm" svg:y="5.588cm">
          <draw:text-box>
            <text:p text:style-name="P4"><text:span text:style-name="T5">Nuestros usuarios necesitan o desean…</text:span></text:p>
          </draw:text-box>
        </draw:frame>
        <draw:frame draw:style-name="gr8" draw:text-style-name="P9" draw:layer="layout" svg:width="17.498cm" svg:height="0.581cm" svg:x="8.023cm" svg:y="22.5cm">
          <draw:text-box>
            <text:p text:style-name="P4"><text:span text:style-name="T5">Buscamos que los usuarios </text:span><text:span text:style-name="T5">realicen las siguientes acciones </text:span><text:span text:style-name="T5">concretas:</text:span></text:p>
          </draw:text-box>
        </draw:frame>
        <draw:frame draw:style-name="gr5" draw:text-style-name="P6" draw:layer="layout" svg:width="1.848cm" svg:height="0.987cm" svg:x="11.818cm" svg:y="30.523cm">
          <draw:text-box>
            <text:p text:style-name="P4"><text:span text:style-name="T6">v5.0</text:span></text:p>
          </draw:text-box>
        </draw:frame>
        <draw:frame draw:style-name="gr5" draw:text-style-name="P6" draw:layer="layout" svg:width="9.9cm" svg:height="0.987cm" svg:x="13.955cm" svg:y="30.453cm">
          <draw:text-box>
            <text:p text:style-name="P4"><text:span text:style-name="T6">www.scopecanvas.com</text:span></text:p>
          </draw:text-box>
        </draw:frame>
        <draw:frame draw:style-name="gr8" draw:text-style-name="P9" draw:layer="layout" svg:width="18.959cm" svg:height="0.581cm" svg:x="33.899cm" svg:y="30.639cm">
          <draw:text-box>
            <text:p text:style-name="P4"><text:span text:style-name="T5">Licencia de uso: Creative Commons Attribution-ShareAlike 4.0 International.</text:span></text:p>
          </draw:text-box>
        </draw:frame>
        <draw:frame draw:style-name="gr8" draw:text-style-name="P9" draw:layer="layout" svg:width="17.689cm" svg:height="0.581cm" svg:x="34.035cm" svg:y="22.5cm">
          <draw:text-box>
            <text:p text:style-name="P4"><text:span text:style-name="T5">Mediremos el éxito del proyecto a través de los siguientes indicadores:</text:span></text:p>
          </draw:text-box>
        </draw:frame>
        <draw:frame draw:style-name="gr8" draw:text-style-name="P9" draw:layer="layout" svg:width="8.676cm" svg:height="0.581cm" svg:x="24.64cm" svg:y="5.949cm">
          <draw:text-box>
            <text:p text:style-name="P4"><text:span text:style-name="T5">Este proyecto vale la pena porque </text:span></text:p>
          </draw:text-box>
        </draw:frame>
        <draw:frame draw:style-name="gr8" draw:text-style-name="P9" draw:layer="layout" svg:width="4.904cm" svg:height="0.581cm" svg:x="26.15cm" svg:y="6.513cm">
          <draw:text-box>
            <text:p text:style-name="P4"><text:span text:style-name="T5">nuestra misión es…</text:span></text:p>
          </draw:text-box>
        </draw:frame>
        <draw:frame draw:style-name="gr8" draw:text-style-name="P9" draw:layer="layout" svg:width="11.999cm" svg:height="0.581cm" svg:x="38.887cm" svg:y="5.588cm">
          <draw:text-box>
            <text:p text:style-name="P4"><text:span text:style-name="T5">Lo que </text:span><text:span text:style-name="T5">queremos </text:span><text:span text:style-name="T5">lograr como </text:span><text:span text:style-name="T5">organización </text:span><text:span text:style-name="T5">es…</text:span></text:p>
          </draw:text-box>
        </draw:frame>
        <draw:polygon draw:style-name="gr6" draw:text-style-name="P7" draw:layer="layout" svg:width="1.079cm" svg:height="1.078cm" svg:x="41.453cm" svg:y="4.371cm" svg:viewBox="0 0 1080 1079" draw:points="0,1079 1080,1079 1080,0 0,0">
          <text:p/>
        </draw:polygon>
        <draw:frame draw:style-name="gr7" draw:text-style-name="P8" draw:layer="layout" svg:width="3.905cm" svg:height="0.738cm" svg:x="16.856cm" svg:y="7.09cm">
          <draw:text-box>
            <text:p text:style-name="P4"><text:span text:style-name="T4">Motivadores</text:span></text:p>
          </draw:text-box>
        </draw:frame>
        <draw:line draw:style-name="gr1" draw:text-style-name="P1" draw:layer="layout" svg:x1="4.235cm" svg:y1="6.72cm" svg:x2="20.252cm" svg:y2="6.72cm">
          <text:p/>
        </draw:line>
        <draw:path draw:style-name="gr1" draw:text-style-name="P1" draw:layer="layout" svg:width="16.017cm" svg:height="0.212cm" svg:x="4.235cm" svg:y="6.614cm" svg:viewBox="0 0 16018 213" svg:d="M0 107h16018M381 213l-381-106 381-107M15637 213l381-106-381-107">
          <text:p/>
        </draw:path>
        <draw:frame draw:style-name="gr5" draw:text-style-name="P6" draw:layer="layout" svg:width="4.527cm" svg:height="0.987cm" svg:x="42.69cm" svg:y="4.393cm">
          <draw:text-box>
            <text:p text:style-name="P4"><text:span text:style-name="T3">Objetivos</text:span></text:p>
          </draw:text-box>
        </draw:frame>
        <draw:frame draw:style-name="gr7" draw:text-style-name="P8" draw:layer="layout" svg:width="3.698cm" svg:height="0.738cm" svg:x="35.933cm" svg:y="7.142cm">
          <draw:text-box>
            <text:p text:style-name="P4"><text:span text:style-name="T4">Largo plazo</text:span></text:p>
          </draw:text-box>
        </draw:frame>
        <draw:line draw:style-name="gr1" draw:text-style-name="P1" draw:layer="layout" svg:x1="35.95cm" svg:y1="6.72cm" svg:x2="51.967cm" svg:y2="6.72cm">
          <text:p/>
        </draw:line>
        <draw:path draw:style-name="gr1" draw:text-style-name="P1" draw:layer="layout" svg:width="16.017cm" svg:height="0.212cm" svg:x="35.95cm" svg:y="6.614cm" svg:viewBox="0 0 16018 213" svg:d="M0 107h16018M381 213l-381-106 381-107M15637 213l381-106-381-107">
          <text:p/>
        </draw:path>
        <draw:line draw:style-name="gr1" draw:text-style-name="P1" draw:layer="layout" svg:x1="28.257cm" svg:y1="20.425cm" svg:x2="28.257cm" svg:y2="29.245cm">
          <text:p/>
        </draw:line>
        <draw:polygon draw:style-name="gr3" draw:text-style-name="P3" draw:layer="layout" svg:width="1.622cm" svg:height="26.106cm" svg:x="1.411cm" svg:y="3.341cm" svg:viewBox="0 0 1623 26107" draw:points="0,26107 1623,26107 1623,0 0,0">
          <text:p/>
        </draw:polygon>
        <draw:frame draw:style-name="gr7" draw:text-style-name="P8" draw:layer="layout" svg:width="3.634cm" svg:height="0.738cm" svg:x="48.988cm" svg:y="7.09cm">
          <draw:text-box>
            <text:p text:style-name="P4"><text:span text:style-name="T4">Corto plazo</text:span></text:p>
          </draw:text-box>
        </draw:frame>
        <draw:frame draw:style-name="gr9" draw:text-style-name="P10" draw:layer="layout" svg:width="4.125cm" svg:height="0.822cm" draw:transform="rotate (1.5707963267949) translate (1.815cm 18.062cm)">
          <draw:text-box>
            <text:p text:style-name="P4"><text:span text:style-name="T7">USUARIOS</text:span></text:p>
          </draw:text-box>
        </draw:frame>
        <draw:polygon draw:style-name="gr10" draw:text-style-name="P11" draw:layer="layout" svg:width="3.837cm" svg:height="0.804cm" svg:x="51.234cm" svg:y="30.505cm" svg:viewBox="0 0 3838 805" draw:points="0,805 3838,805 3838,0 0,0">
          <text:p/>
        </draw:polygon>
        <draw:polygon draw:style-name="gr11" draw:text-style-name="P12" draw:layer="layout" svg:width="1.086cm" svg:height="1.1cm" svg:x="50.332cm" svg:y="30.36cm" svg:viewBox="0 0 1087 1101" draw:points="0,1101 1087,1101 1087,0 0,0">
          <text:p/>
        </draw:polygon>
        <draw:line draw:style-name="gr1" draw:text-style-name="P1" draw:layer="layout" svg:x1="1.852cm" svg:y1="2.557cm" svg:x2="26.971cm" svg:y2="2.557cm">
          <text:p/>
        </draw:line>
        <draw:line draw:style-name="gr12" draw:text-style-name="P1" draw:layer="layout" svg:x1="1.622cm" svg:y1="29.245cm" svg:x2="28.222cm" svg:y2="29.245cm">
          <text:p/>
        </draw:line>
        <draw:line draw:style-name="gr12" draw:text-style-name="P1" draw:layer="layout" svg:x1="1.622cm" svg:y1="3.563cm" svg:x2="28.222cm" svg:y2="3.563cm">
          <text:p/>
        </draw:line>
        <draw:line draw:style-name="gr13" draw:text-style-name="P1" draw:layer="layout" svg:x1="28.222cm" svg:y1="29.245cm" svg:x2="54.821cm" svg:y2="29.245cm">
          <text:p/>
        </draw:line>
        <draw:line draw:style-name="gr13" draw:text-style-name="P1" draw:layer="layout" svg:x1="28.222cm" svg:y1="3.563cm" svg:x2="54.821cm" svg:y2="3.563cm">
          <text:p/>
        </draw:line>
        <draw:polygon draw:style-name="gr6" draw:text-style-name="P7" draw:layer="layout" svg:width="1.623cm" svg:height="26.105cm" svg:x="53.41cm" svg:y="3.351cm" svg:viewBox="0 0 1624 26106" draw:points="0,26106 1624,26106 1624,0 0,0">
          <text:p/>
        </draw:polygon>
        <draw:frame draw:style-name="gr5" draw:text-style-name="P6" draw:layer="layout" svg:width="15.136cm" svg:height="0.987cm" svg:x="1.906cm" svg:y="1.155cm">
          <draw:text-box>
            <text:p text:style-name="P4"><text:span text:style-name="T8">Proyecto: </text:span><text:span text:style-name="T8">History </text:span><text:span text:style-name="T8">Tour </text:span><text:span text:style-name="T8">Granada</text:span></text:p>
          </draw:text-box>
        </draw:frame>
        <draw:frame draw:style-name="gr9" draw:text-style-name="P10" draw:layer="layout" svg:width="6.166cm" svg:height="0.822cm" draw:transform="rotate (-1.5707963267949) translate (54.63cm 13.903cm)">
          <draw:text-box>
            <text:p text:style-name="P4"><text:span text:style-name="T7">ORGANI</text:span><text:span text:style-name="T7">ZACIÓN</text:span></text:p>
          </draw:text-box>
        </draw:frame>
        <draw:frame draw:style-name="gr4" draw:text-style-name="P5" draw:layer="layout" svg:width="10.116cm" svg:height="1.479cm" svg:x="1.658cm" svg:y="30.219cm">
          <draw:text-box>
            <text:p text:style-name="P4"><text:span text:style-name="T9">SC</text:span><text:span text:style-name="T9">OP</text:span><text:span text:style-name="T9">E</text:span><text:span text:style-name="T10">C</text:span><text:span text:style-name="T10">AN</text:span><text:span text:style-name="T10">VA</text:span><text:span text:style-name="T10">S</text:span></text:p>
          </draw:text-box>
        </draw:frame>
        <draw:frame draw:style-name="gr14" draw:text-style-name="P14" draw:layer="layout" svg:width="11cm" svg:height="4cm" svg:x="22.8cm" svg:y="8cm">
          <draw:text-box>
            <text:p text:style-name="P13">Aprovechar el turismo para enseñar la historia y aprovechar la historia para aumentar el turismo</text:p>
          </draw:text-box>
        </draw:frame>
        <draw:frame draw:style-name="gr15" draw:text-style-name="P15" draw:layer="layout" svg:width="6.1cm" svg:height="5.617cm" svg:x="34.9cm" svg:y="7.9cm">
          <draw:text-box>
            <text:p>Conseguir que ciertos hechos ocurridos en Granada formen parte de la cultura general</text:p>
          </draw:text-box>
        </draw:frame>
        <draw:frame draw:style-name="gr16" draw:text-style-name="P15" draw:layer="layout" svg:width="5.7cm" svg:height="7.489cm" svg:x="41.089cm" svg:y="11.552cm">
          <draw:text-box>
            <text:p>Atraer el turismo a Granada cuando se pueda volver a viajar para ayudar al sector del turismo de la ciudad</text:p>
          </draw:text-box>
        </draw:frame>
        <draw:frame draw:style-name="gr15" draw:text-style-name="P15" draw:layer="layout" svg:width="5.3cm" svg:height="4.7cm" svg:x="47.7cm" svg:y="8.4cm">
          <draw:text-box>
            <text:p>Hacer la tarea de descubrir la historia de la ciudad más fácil</text:p>
          </draw:text-box>
        </draw:frame>
        <draw:frame draw:style-name="gr17" draw:text-style-name="P15" draw:layer="layout" svg:width="5.2cm" svg:height="5.7cm" svg:x="48cm" svg:y="14cm">
          <draw:text-box>
            <text:p>Vender souvenirs de la ciudad como fuente de ingreso </text:p>
          </draw:text-box>
        </draw:frame>
        <draw:frame draw:style-name="gr17" draw:text-style-name="P15" draw:layer="layout" svg:width="5.2cm" svg:height="5.7cm" svg:x="3.4cm" svg:y="8.5cm">
          <draw:text-box>
            <text:p>Poder conocer la historia de Granada de una forma sencilla y dinámica</text:p>
          </draw:text-box>
        </draw:frame>
        <draw:frame draw:style-name="gr18" draw:text-style-name="P15" draw:layer="layout" svg:width="5.4cm" svg:height="3cm" svg:x="8.7cm" svg:y="8.6cm">
          <draw:text-box>
            <text:p>Viajar y descubrir hechos nuevos</text:p>
          </draw:text-box>
        </draw:frame>
        <draw:frame draw:style-name="gr19" draw:text-style-name="P15" draw:layer="layout" svg:width="5.6cm" svg:height="10cm" svg:x="15.6cm" svg:y="8.4cm">
          <draw:text-box>
            <text:p>Rememorar y descubrir hechos de épocas que desconoces</text:p>
          </draw:text-box>
        </draw:frame>
        <draw:frame draw:style-name="gr20" draw:text-style-name="P15" draw:layer="layout" svg:width="6.2cm" svg:height="1.2cm" svg:x="29.3cm" svg:y="23.3cm">
          <draw:text-box>
            <text:p>Tours realizados</text:p>
          </draw:text-box>
        </draw:frame>
        <draw:frame draw:style-name="gr21" draw:text-style-name="P15" draw:layer="layout" svg:width="6.9cm" svg:height="1.3cm" svg:x="29.3cm" svg:y="24.8cm">
          <draw:text-box>
            <text:p>Descargas de la app</text:p>
          </draw:text-box>
        </draw:frame>
        <draw:frame draw:style-name="gr22" draw:text-style-name="P15" draw:layer="layout" svg:width="7.1cm" svg:height="1.4cm" svg:x="29.3cm" svg:y="26.1cm">
          <draw:text-box>
            <text:p>Usuarios por tour</text:p>
          </draw:text-box>
        </draw:frame>
        <draw:frame draw:style-name="gr20" draw:text-style-name="P15" draw:layer="layout" svg:width="6.9cm" svg:height="1.2cm" svg:x="37.578cm" svg:y="23.315cm">
          <draw:text-box>
            <text:p>Souvenirs vendidos</text:p>
          </draw:text-box>
        </draw:frame>
        <draw:frame draw:style-name="gr23" draw:text-style-name="P15" draw:layer="layout" svg:width="14.2cm" svg:height="1.873cm" svg:x="37.6cm" svg:y="25cm">
          <draw:text-box>
            <text:p>Seguidores/interacciones obtenido en las RRSS</text:p>
          </draw:text-box>
        </draw:frame>
        <draw:frame draw:style-name="gr21" draw:text-style-name="P15" draw:layer="layout" svg:width="7.8cm" svg:height="1.3cm" svg:x="3.7cm" svg:y="23.1cm">
          <draw:text-box>
            <text:p>Que aprendan historia</text:p>
          </draw:text-box>
        </draw:frame>
        <draw:frame draw:style-name="gr20" draw:text-style-name="P15" draw:layer="layout" svg:width="8.5cm" svg:height="1.2cm" svg:x="3.7cm" svg:y="24.5cm">
          <draw:text-box>
            <text:p>Que descubran la ciudad</text:p>
          </draw:text-box>
        </draw:frame>
        <draw:frame draw:style-name="gr21" draw:text-style-name="P15" draw:layer="layout" svg:width="8.4cm" svg:height="2.809cm" svg:x="13.4cm" svg:y="23.191cm">
          <draw:text-box>
            <text:p>Disfruten de la gastronomía de la ciudad</text:p>
          </draw:text-box>
        </draw:frame>
        <draw:frame draw:style-name="gr24" draw:text-style-name="P14" draw:layer="layout" svg:width="10.6cm" svg:height="2.2cm" svg:x="22.9cm" svg:y="12.8cm">
          <draw:text-box>
            <text:p text:style-name="P13">Incentivar al consumo de gastronomía local</text:p>
          </draw:text-box>
        </draw:frame>
        <draw:frame draw:style-name="gr25" draw:text-style-name="P16" draw:layer="layout" svg:width="11cm" svg:height="2.1cm" svg:x="22.8cm" svg:y="15.4cm">
          <draw:text-box>
            <text:p text:style-name="P13">Descubrir experiencias únicas de la ciudad</text:p>
          </draw:text-box>
        </draw:frame>
        <draw:frame draw:style-name="gr26" draw:text-style-name="P17" draw:layer="layout" svg:width="6.9cm" svg:height="2.3cm" svg:x="21.2cm" svg:y="23.4cm">
          <draw:text-box>
            <text:p>Incentivar la interacción social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venirNext1" svg:font-family="AvenirNext"/>
    <style:font-face style:name="AvenirNextMedium1" svg:font-family="AvenirNextMedium"/>
    <style:font-face style:name="Roboto1" svg:font-family="Roboto"/>
    <style:font-face style:name="Robotoular" svg:font-family="Robotoular"/>
    <style:font-face style:name="AvenirNext" svg:font-family="AvenirNext" style:font-pitch="variable"/>
    <style:font-face style:name="AvenirNextMedium" svg:font-family="AvenirNextMedium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Robotoular1" svg:font-family="Roboto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6.444cm" fo:page-height="33.16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4T17:40:00.219020853</dc:date>
    <meta:editing-duration>PT18M58S</meta:editing-duration>
    <meta:editing-cycles>3</meta:editing-cycles>
    <meta:generator>LibreOffice/6.4.6.2$Linux_X86_64 LibreOffice_project/40$Build-2</meta:generator>
    <meta:document-statistic meta:object-count="63"/>
  </office:meta>
</office:document-meta>
</file>